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9b" officeooo:paragraph-rsid="001af49b"/>
    </style:style>
    <style:style style:name="P2" style:family="paragraph" style:parent-style-name="Standard">
      <style:text-properties officeooo:rsid="001c0291" officeooo:paragraph-rsid="001c0291"/>
    </style:style>
    <style:style style:name="P3" style:family="paragraph" style:parent-style-name="Standard">
      <style:text-properties officeooo:rsid="001d8fb4" officeooo:paragraph-rsid="001d8f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: <text:line-break/><text:line-break/>Sender</text:p>
      <text:p text:style-name="P1">Receiver</text:p>
      <text:p text:style-name="P1">content</text:p>
      <text:p text:style-name="P1">timestamp</text:p>
      <text:p text:style-name="P1"/>
      <text:p text:style-name="P1"/>
      <text:p text:style-name="P2">Project Name</text:p>
      <text:p text:style-name="P1"/>
      <text:p text:style-name="P2">Project Goal</text:p>
      <text:p text:style-name="P2"/>
      <text:p text:style-name="P2">Project Scope</text:p>
      <text:p text:style-name="P2"/>
      <text:p text:style-name="P3">UI Design</text:p>
      <text:p text:style-name="P3"/>
      <text:p text:style-name="P3">Wireframes</text:p>
      <text:p text:style-name="P3"/>
      <text:p text:style-name="P3">Screenshots</text:p>
      <text:p text:style-name="P3"/>
      <text:p text:style-name="P3">Application Navigation</text:p>
      <text:p text:style-name="P3"/>
      <text:p text:style-name="P3">Widget Layout</text:p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9:14:32.523799778</meta:creation-date>
    <dc:date>2024-07-10T19:21:08.674860273</dc:date>
    <meta:editing-duration>PT6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9" meta:character-count="143" meta:non-whitespace-character-count="134"/>
  </office:meta>
</office:document-meta>
</file>